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color="#d4d4d4" loext:opacity="100%" style:font-name="Consolas" fo:font-size="10.5pt" style:text-underline-style="solid" style:text-underline-width="auto" style:text-underline-color="font-color" fo:font-weight="normal" fo:background-color="#1e1e1e"/>
    </style:style>
    <style:style style:name="P3" style:family="paragraph" style:parent-style-name="Standard" style:list-style-name="L1"/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’ostéopathie est une approche thérapeutique manuelle douce qui se fonde sur une vision globale de la structure du corps humain. </text:p>
      <text:p text:style-name="Standard">Elle est à la fois préventive et curative.</text:p>
      <text:p text:style-name="Standard">Elle est basée sur:</text:p>
      <text:p text:style-name="Standard"><text:tab/>-des manipulations manuelles du système musculo-squelettiques</text:p>
      <text:p text:style-name="Standard"><text:tab/>-l' utilisation de techniques de relâchement myofascial afin de soulager des tension, des déséquilibres et ainsi les <text:s/>douleurs.</text:p>
      <text:list xml:id="list1612573029" text:style-name="L1">
        <text:list-item>
          <text:list>
            <text:list-item>
              <text:p text:style-name="P3"/>
            </text:list-item>
          </text:list>
        </text:list-item>
      </text:list>
      <text:p text:style-name="Standard">Les pathologies traitées peuvent être diverses:</text:p>
      <text:p text:style-name="Standard"><text:tab/>-Maux de dos, </text:p>
      <text:p text:style-name="Standard"><text:s/><text:tab/>-Entorses</text:p>
      <text:p text:style-name="Standard"><text:tab/>-Stress,</text:p>
      <text:p text:style-name="Standard"><text:tab/>-Règles douloureuses ou encore les migraines... </text:p>
      <text:p text:style-name="Standard"/>
      <text:p text:style-name="Standard">L’ostéopathie est à visée préventive et curative. </text:p>
      <text:p text:style-name="Standard"/>
      <text:p text:style-name="Standard"/>
      <text:p text:style-name="Standard"/>
      <text:p text:style-name="Standard">Un ostéopathe peut recevoir différents types de patients : des nourrissons, des enfants, des sportifs, des femmes enceintes ou encore des seniors. </text:p>
      <text:p text:style-name="Standard"/>
      <text:p text:style-name="P1">Presentation</text:p>
      <text:p text:style-name="P2"><text:span text:style-name="T1">&lt;</text:span><text:span text:style-name="T2">span</text:span> <text:span text:style-name="T3">class</text:span>=<text:span text:style-name="T4">"explication"</text:span><text:span text:style-name="T1">&gt;</text:span></text:p>
      <text:p text:style-name="P1"/>
      <text:p text:style-name="P1"/>
      <text:p text:style-name="P1">Diplômé d'osthéopathie à l'institut/l'école de Boujan ou j'ai éffectué mes 5 années d'études.</text:p>
      <text:p text:style-name="P1">J'ai été amené lors de mon cursus à parfaire mes connaissances sur l'institut de (....)Cachan.</text:p>
      <text:p text:style-name="P1">Passionné de sport et notemment de tennis, badminton(qui a été le sujet de mon mémoire).., je suis amené a traiter de nombreuses <text:s/>pathologies liées à l'activité sportiv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4M18S</meta:editing-duration>
    <meta:editing-cycles>6</meta:editing-cycles>
    <meta:generator>LibreOffice/7.3.5.2$Windows_X86_64 LibreOffice_project/184fe81b8c8c30d8b5082578aee2fed2ea847c01</meta:generator>
    <dc:date>2022-10-25T14:26:20.786000000</dc:date>
    <meta:document-statistic meta:table-count="0" meta:image-count="0" meta:object-count="0" meta:page-count="1" meta:paragraph-count="18" meta:word-count="161" meta:character-count="1103" meta:non-whitespace-character-count="946"/>
    <meta:user-defined meta:name="Info 1"/>
    <meta:user-defined meta:name="Info 2"/>
    <meta:user-defined meta:name="Info 3"/>
    <meta:user-defined meta:name="Info 4"/>
  </office:meta>
</office:document-meta>
</file>